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9" style:family="paragraph">
      <style:paragraph-properties fo:margin-left="3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color="#ffffff"/>
    </style:style>
    <style:style style:name="T5" style:family="text">
      <style:text-properties fo:color="#ffff00" fo:font-weight="normal"/>
    </style:style>
    <style:style style:name="T6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7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8" style:family="text">
      <style:text-properties fo:color="#23ff23" fo:font-size="22pt" fo:font-weight="bold"/>
    </style:style>
    <style:style style:name="T9" style:family="text">
      <style:text-properties fo:color="#ffcc99" fo:font-size="22pt" fo:font-weight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ff00" fo:font-size="22pt" style:font-size-asian="22pt" style:font-size-complex="22pt"/>
    </style:style>
    <style:style style:name="T12" style:family="text">
      <style:text-properties fo:color="#23ff23" fo:font-size="22pt" fo:font-weight="bold" style:font-size-asian="22pt" style:font-size-complex="22pt"/>
    </style:style>
    <style:style style:name="T13" style:family="text">
      <style:text-properties fo:color="#ffcc99" fo:font-size="22pt" fo:font-weight="bold" style:font-size-asian="22pt" style:font-size-complex="22pt"/>
    </style:style>
    <style:style style:name="T14" style:family="text">
      <style:text-properties fo:font-size="26pt"/>
    </style:style>
    <style:style style:name="T15" style:family="text">
      <style:text-properties fo:color="#23ff23" fo:font-size="26pt"/>
    </style:style>
    <style:style style:name="T16" style:family="text">
      <style:text-properties fo:color="#ffff00"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exceptions</presentation:footer-decl>
      <presentation:footer-decl presentation:name="ftr2">CMPTxxxx</presentation:footer-decl>
      <presentation:date-time-decl presentation:name="dtd1" presentation:source="fixed">7 Nov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Py tut §8: Exception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7 Nov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Py tut 8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Exceptions</text:span>:</text:p>
                <text:list>
                  <text:list-item>
                    <text:p text:style-name="P1"><text:span text:style-name="T1">Handling</text:span></text:p>
                  </text:list-item>
                  <text:list-item>
                    <text:p text:style-name="P1"><text:span text:style-name="T1">Raising</text:span></text:p>
                  </text:list-item>
                  <text:list-item>
                    <text:p text:style-name="P1"><text:span text:style-name="T2">else</text:span></text:p>
                  </text:list-item>
                  <text:list-item>
                    <text:p text:style-name="P1"><text:span text:style-name="T2">finally</text:span></text:p>
                  </text:list-item>
                  <text:list-item>
                    <text:p text:style-name="P1"><text:span text:style-name="T1">User-defined</text:span> exceptions</text:p>
                  </text:list-item>
                  <text:list-item>
                    <text:p text:style-name="P1">Passing <text:span text:style-name="T1">auxiliary</text:span> data with an excep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tions for error handling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Use a combination of these:</text:p>
                <text:list>
                  <text:list-item>
                    <text:p text:style-name="P1">Ask the user to be <text:span text:style-name="T1">nice</text:span>:</text:p>
                    <text:list>
                      <text:list-item>
                        <text:p text:style-name="P1">User manual, precondition comments, prompts</text:p>
                      </text:list-item>
                    </text:list>
                  </text:list-item>
                  <text:list-item>
                    <text:p text:style-name="P1"><text:span text:style-name="T1">Print</text:span> an error message to screen</text:p>
                  </text:list-item>
                  <text:list-item>
                    <text:p text:style-name="P1">Set a result <text:span text:style-name="T1">flag</text:span>:</text:p>
                    <text:list>
                      <text:list-item>
                        <text:p text:style-name="P1">e.g., return False upon error</text:p>
                      </text:list-item>
                    </text:list>
                  </text:list-item>
                  <text:list-item>
                    <text:p text:style-name="P1">Panic and <text:span text:style-name="T1">die: </text:span><text:span text:style-name="T3">sys.exit()</text:span></text:p>
                  </text:list-item>
                  <text:list-item>
                    <text:p text:style-name="P1">Raise an <text:span text:style-name="T1">exception</text:span><text:span text:style-name="T4">: </text:span><text:span text:style-name="T3">ZeroDivisionErro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cep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Exceptions are a way of <text:span text:style-name="T5">terminating</text:span> execution of the current context</text:p>
              </text:list-item>
              <text:list-item>
                <text:p text:style-name="P1">When an exception is <text:span text:style-name="T1">raised</text:span> (thrown),</text:p>
                <text:list>
                  <text:list-item>
                    <text:p text:style-name="P1">execution of the current procedure <text:span text:style-name="T1">stops</text:span>, and</text:p>
                  </text:list-item>
                  <text:list-item>
                    <text:p text:style-name="P1">Control jumps to the nearest <text:span text:style-name="T1">exception handler </text:span><text:span text:style-name="T4">(catches the exception)</text:span></text:p>
                  </text:list-item>
                </text:list>
              </text:list-item>
              <text:list-item>
                <text:p text:style-name="P1">The exception handler can <text:span text:style-name="T1">cleanup</text:span></text:p>
              </text:list-item>
              <text:list-item>
                <text:p text:style-name="P1">Execution then continues after that block</text:p>
              </text:list-item>
              <text:list-item>
                <text:p text:style-name="P1">If the exception reaches outermost level, an <text:span text:style-name="T1">error message</text:span> is automatically generate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ry / except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f an exception is <text:span text:style-name="T1">raised</text:span> within a <text:span text:style-name="T2">try</text:span> block,</text:p>
              </text:list-item>
              <text:list-item>
                <text:p text:style-name="P1">Execution of the block <text:span text:style-name="T1">terminates</text:span> and control jumps to the <text:span text:style-name="T2">except</text:span> clause:</text:p>
              </text:list-item>
            </text:list>
            <text:p text:style-name="P5"><text:span text:style-name="T6">try:</text:span></text:p>
            <text:p text:style-name="P6"><text:span text:style-name="T7">while True:</text:span></text:p>
            <text:p text:style-name="P7"><text:span text:style-name="T7">numer = input('Numerator: ')</text:span></text:p>
            <text:p text:style-name="P7"><text:span text:style-name="T7">denom = input('Denominator: ')</text:span></text:p>
            <text:p text:style-name="P7"><text:span text:style-name="T7">print '%d / %d = %d' % (numer, denom, numer / denom)</text:span></text:p>
            <text:p text:style-name="P5"><text:span text:style-name="T6">except:</text:span></text:p>
            <text:p text:style-name="P6"><text:span text:style-name="T7">print 'Oops!'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atching specific excep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can opt to catch only <text:span text:style-name="T1">specific</text:span> exceptions:</text:p>
              </text:list-item>
            </text:list>
            <text:p text:style-name="P5"><text:span text:style-name="T6">try:</text:span></text:p>
            <text:p text:style-name="P6"><text:span text:style-name="T7">while True:</text:span></text:p>
            <text:p text:style-name="P7"><text:span text:style-name="T7">numer = input('Numerator: ')</text:span></text:p>
            <text:p text:style-name="P7"><text:span text:style-name="T7">denom = input('Denominator: ')</text:span></text:p>
            <text:p text:style-name="P7"><text:span text:style-name="T7">print '%d / %d = %d' % (numer, denom, numer / denom)</text:span></text:p>
            <text:p text:style-name="P5"><text:span text:style-name="T6">except ZeroDivisionError:</text:span></text:p>
            <text:p text:style-name="P6"><text:span text:style-name="T7">print 'Oops! Divide by zero!'</text:span></text:p>
            <text:list text:continue-numbering="true" text:style-name="L2">
              <text:list-item>
                <text:p text:style-name="P1">Any other exception falls through to the next exception handle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andling excep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standard <text:span text:style-name="T2">math.sqrt()</text:span> raises <text:span text:style-name="T2">ValueError</text:span> on a <text:span text:style-name="T1">negative</text:span> argument:</text:p>
                <text:list>
                  <text:list-item>
                    <text:list>
                      <text:list-item>
                        <text:p text:style-name="P1"><text:span text:style-name="T8">from math import sqrt</text:span></text:p>
                      </text:list-item>
                      <text:list-item>
                        <text:p text:style-name="P1"><text:span text:style-name="T8">sqrt(-1)</text:span><text:span text:style-name="T8"><text:tab/></text:span><text:span text:style-name="T8"><text:tab/></text:span><text:span text:style-name="T8"><text:tab/></text:span><text:span text:style-name="T9"># ValueError</text:span></text:p>
                      </text:list-item>
                    </text:list>
                  </text:list-item>
                </text:list>
              </text:list-item>
              <text:list-item>
                <text:p text:style-name="P1">We can <text:span text:style-name="T1">handle</text:span> this:</text:p>
                <text:list>
                  <text:list-item>
                    <text:list>
                      <text:list-item>
                        <text:p text:style-name="P1"><text:span text:style-name="T8">try:</text:span></text:p>
                        <text:list>
                          <text:list-item>
                            <text:p text:style-name="P1"><text:span text:style-name="T8">num = input('Find sqrt of: ')</text:span></text:p>
                          </text:list-item>
                          <text:list-item>
                            <text:p text:style-name="P1"><text:span text:style-name="T8">result = sqrt(num)</text:span></text:p>
                          </text:list-item>
                          <text:list-item>
                            <text:p text:style-name="P1"><text:span text:style-name="T8">print 'The square root is', result</text:span></text:p>
                          </text:list-item>
                        </text:list>
                      </text:list-item>
                      <text:list-item>
                        <text:p text:style-name="P1"><text:span text:style-name="T8">except ValueError:</text:span></text:p>
                        <text:list>
                          <text:list-item>
                            <text:p text:style-name="P1"><text:span text:style-name="T8">print "Can't take square root of", nu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ising exceptions</text:p>
          </draw:text-box>
        </draw:frame>
        <draw:frame presentation:style-name="pr5" draw:text-style-name="P8" draw:layer="layout" svg:width="25.199cm" svg:height="14.799cm" svg:x="1.4cm" svg:y="4.507cm" presentation:class="outline" presentation:user-transformed="true">
          <draw:text-box>
            <text:list text:style-name="L2">
              <text:list-item>
                <text:p text:style-name="P1"><text:span text:style-name="T10">We can </text:span><text:span text:style-name="T11">force</text:span><text:span text:style-name="T10"> exceptions to be </text:span><text:span text:style-name="T11">raised</text:span><text:span text:style-name="T10">:</text:span></text:p>
                <text:list>
                  <text:list-item>
                    <text:list>
                      <text:list-item>
                        <text:p text:style-name="P1"><text:span text:style-name="T12">try:</text:span></text:p>
                        <text:list>
                          <text:list-item>
                            <text:p text:style-name="P1"><text:span text:style-name="T12">while True:</text:span></text:p>
                            <text:list>
                              <text:list-item>
                                <text:p text:style-name="P1"><text:span text:style-name="T12">if input('Guess a number: ') == 5:</text:span></text:p>
                                <text:list>
                                  <text:list-item>
                                    <text:p text:style-name="P1"><text:span text:style-name="T12">raise ZeroDivisionErro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<text:span text:style-name="T12">except ZeroDivisionError:</text:span></text:p>
                        <text:list>
                          <text:list-item>
                            <text:p text:style-name="P1"><text:span text:style-name="T12">print 'You got it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10">Within a </text:span><text:span text:style-name="T11">handler</text:span><text:span text:style-name="T10">, can </text:span><text:span text:style-name="T11">re-raise</text:span><text:span text:style-name="T10"> the current exception:</text:span></text:p>
                <text:list>
                  <text:list-item>
                    <text:list>
                      <text:list-item>
                        <text:p text:style-name="P1"><text:span text:style-name="T12">try:</text:span></text:p>
                        <text:list>
                          <text:list-item>
                            <text:p text:style-name="P1"><text:span text:style-name="T12">raise ZeroDivisionError</text:span></text:p>
                          </text:list-item>
                        </text:list>
                      </text:list-item>
                      <text:list-item>
                        <text:p text:style-name="P1"><text:span text:style-name="T12">except ZeroDivisionError:</text:span></text:p>
                        <text:list>
                          <text:list-item>
                            <text:p text:style-name="P1"><text:span text:style-name="T12">print 'oops, divided by zero!'</text:span></text:p>
                          </text:list-item>
                          <text:list-item>
                            <text:p text:style-name="P1"><text:span text:style-name="T12">rais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# raises ZeroDivisionErr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'else' clauses for excep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optional <text:span text:style-name="T2">else</text:span> clause is executed only if the <text:span text:style-name="T2">try</text:span> block completes <text:span text:style-name="T1">without</text:span> throwing any exceptions:</text:p>
                <text:list>
                  <text:list-item>
                    <text:list>
                      <text:list-item>
                        <text:p text:style-name="P1"><text:span text:style-name="T8">try:</text:span></text:p>
                        <text:list>
                          <text:list-item>
                            <text:p text:style-name="P1"><text:span text:style-name="T8">for tries in range(3):</text:span></text:p>
                            <text:list>
                              <text:list-item>
                                <text:p text:style-name="P1"><text:span text:style-name="T8">if input('Guess a number: ') == 5:</text:span></text:p>
                                <text:list>
                                  <text:list-item>
                                    <text:p text:style-name="P1"><text:span text:style-name="T8">raise ZeroDivisionErro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<text:span text:style-name="T8">except ZeroDivisionError:</text:span></text:p>
                        <text:list>
                          <text:list-item>
                            <text:p text:style-name="P1"><text:span text:style-name="T8">print 'You got it!'</text:span></text:p>
                          </text:list-item>
                        </text:list>
                      </text:list-item>
                      <text:list-item>
                        <text:p text:style-name="P1"><text:span text:style-name="T8">else:</text:span></text:p>
                        <text:list>
                          <text:list-item>
                            <text:p text:style-name="P1"><text:span text:style-name="T8">print 'Too bad, you ran out of tries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'finally' clauses for exceptions</text:p>
          </draw:text-box>
        </draw:frame>
        <draw:frame presentation:style-name="pr5" draw:text-style-name="P3" draw:layer="layout" svg:width="25.199cm" svg:height="14.898cm" svg:x="1.4cm" svg:y="4.507cm" presentation:class="outline" presentation:user-transformed="true">
          <draw:text-box>
            <text:list text:style-name="L2">
              <text:list-item>
                <text:p text:style-name="P1">The optional <text:span text:style-name="T2">finally</text:span> clause is <text:span text:style-name="T1">always</text:span> executed before <text:span text:style-name="T1">leaving</text:span> the section, whether an exception happened or not.</text:p>
                <text:list>
                  <text:list-item>
                    <text:list>
                      <text:list-item>
                        <text:p text:style-name="P1"><text:span text:style-name="T8">try:</text:span></text:p>
                        <text:list>
                          <text:list-item>
                            <text:p text:style-name="P1"><text:span text:style-name="T8">for tries in range(3):</text:span></text:p>
                            <text:list>
                              <text:list-item>
                                <text:p text:style-name="P1"><text:span text:style-name="T8">if input('Guess a number: ') == 5:</text:span></text:p>
                                <text:list>
                                  <text:list-item>
                                    <text:p text:style-name="P1"><text:span text:style-name="T8">raise ZeroDivisionErro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<text:span text:style-name="T8">except ZeroDivisionError:</text:span></text:p>
                        <text:list>
                          <text:list-item>
                            <text:p text:style-name="P1"><text:span text:style-name="T8">print 'You got it!'</text:span></text:p>
                          </text:list-item>
                        </text:list>
                      </text:list-item>
                      <text:list-item>
                        <text:p text:style-name="P1"><text:span text:style-name="T8">else:</text:span></text:p>
                        <text:list>
                          <text:list-item>
                            <text:p text:style-name="P1"><text:span text:style-name="T8">print 'Too bad, you ran out of tries!'</text:span></text:p>
                          </text:list-item>
                        </text:list>
                      </text:list-item>
                      <text:list-item>
                        <text:p text:style-name="P1"><text:span text:style-name="T8">finally:</text:span></text:p>
                        <text:list>
                          <text:list-item>
                            <text:p text:style-name="P1"><text:span text:style-name="T8">print 'Bye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er-defined excep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Like everything else in an OO language, exceptions are <text:span text:style-name="T1">objects</text:span>: <text:span text:style-name="T1">instances</text:span> of the <text:span text:style-name="T2">Exception</text:span> class.</text:p>
              </text:list-item>
              <text:list-item>
                <text:p text:style-name="P1">You can <text:span text:style-name="T1">define</text:span> your own exceptions by making a <text:span text:style-name="T1">subclass</text:span> of the <text:span text:style-name="T2">Exception</text:span> class:</text:p>
                <text:list>
                  <text:list-item>
                    <text:list>
                      <text:list-item>
                        <text:p text:style-name="P1"><text:span text:style-name="T8">class MyException(Exception):</text:span></text:p>
                        <text:list>
                          <text:list-item>
                            <text:p text:style-name="P1"><text:span text:style-name="T8">pas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Make an <text:span text:style-name="T1">instance</text:span> of your class and <text:span text:style-name="T1">raise</text:span> it:</text:p>
                <text:list>
                  <text:list-item>
                    <text:list>
                      <text:list-item>
                        <text:p text:style-name="P1"><text:span text:style-name="T8">myEx1 = MyException()</text:span></text:p>
                      </text:list-item>
                      <text:list-item>
                        <text:p text:style-name="P1"><text:span text:style-name="T8">raise myEx1</text:span></text:p>
                      </text:list-item>
                      <text:list-item>
                        <text:p text:style-name="P1"><text:span text:style-name="T8">raise MyExceptio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assing data with an exception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Override <text:span text:style-name="T2">__init__</text:span> to add an instance <text:span text:style-name="T1">variable</text:span>:</text:p>
                <text:list>
                  <text:list-item>
                    <text:list>
                      <text:list-item>
                        <text:p text:style-name="P1"><text:span text:style-name="T8">class MyException(Exception):</text:span></text:p>
                        <text:list>
                          <text:list-item>
                            <text:p text:style-name="P1"><text:span text:style-name="T8">def __init__(self, tries=0):</text:span></text:p>
                            <text:list>
                              <text:list-item>
                                <text:p text:style-name="P1"><text:span text:style-name="T8">self.numtries = tr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Now we can package <text:span text:style-name="T1">auxiliary data</text:span> with the exception, using the <text:span text:style-name="T1">constructor</text:span>:</text:p>
                <text:list>
                  <text:list-item>
                    <text:list>
                      <text:list-item>
                        <text:p text:style-name="P1"><text:span text:style-name="T8">raise MyException(5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Unpack</text:span> the data in the <text:span text:style-name="T1">handler</text:span>:</text:p>
                <text:list>
                  <text:list-item>
                    <text:list>
                      <text:list-item>
                        <text:p text:style-name="P1"><text:span text:style-name="T8">except MyException, e:</text:span></text:p>
                        <text:list>
                          <text:list-item>
                            <text:p text:style-name="P1"><text:span text:style-name="T8">print '%d tries' % e.numtrie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4">Second param </text:span><text:span text:style-name="T15">e</text:span><text:span text:style-name="T14"> refers to the exception </text:span><text:span text:style-name="T16">instan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3cm" presentation:class="title" presentation:user-transformed="true">
          <draw:text-box>
            <text:p text:style-name="P1">Example: user-defined exception</text:p>
          </draw:text-box>
        </draw:frame>
        <draw:frame presentation:style-name="pr7" draw:text-style-name="P9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8">class MyException(Exception):</text:span></text:p>
                        <text:list>
                          <text:list-item>
                            <text:p text:style-name="P1"><text:span text:style-name="T8">def __init__(self, t=0):</text:span></text:p>
                            <text:list>
                              <text:list-item>
                                <text:p text:style-name="P1"><text:span text:style-name="T8">self.numtries = t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<text:span text:style-name="T8">try:</text:span></text:p>
                        <text:list>
                          <text:list-item>
                            <text:p text:style-name="P1"><text:span text:style-name="T8">for tries in range(1, 6):</text:span></text:p>
                            <text:list>
                              <text:list-item>
                                <text:p text:style-name="P1"><text:span text:style-name="T8">if input('Guess a number: ') == 5:</text:span></text:p>
                                <text:list>
                                  <text:list-item>
                                    <text:p text:style-name="P1"><text:span text:style-name="T8">raise MyException(tries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<text:span text:style-name="T8">except MyException, e:</text:span></text:p>
                        <text:list>
                          <text:list-item>
                            <text:p text:style-name="P1"><text:span text:style-name="T8">print 'You got it in only %d tries!' % e.numtries</text:span></text:p>
                          </text:list-item>
                        </text:list>
                      </text:list-item>
                      <text:list-item>
                        <text:p text:style-name="P1"><text:span text:style-name="T8">else:</text:span></text:p>
                        <text:list>
                          <text:list-item>
                            <text:p text:style-name="P1"><text:span text:style-name="T8">print 'Too bad, you ran out of tries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re info on excep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Python tutorial is a good resource:</text:p>
              </text:list-item>
              <text:list-item>
                <text:p text:style-name="P1"><text:span text:style-name="T3"><text:a xlink:href="http://docs.python.org/tut/node10.html">http://docs.python.org/tut/node10.html</text:a></text:span></text:p>
              </text:list-item>
              <text:list-item>
                <text:p text:style-name="P1"/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1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1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6-10-30T09:58:23</meta:creation-date>
    <dc:date>2008-11-07T14:24:39</dc:date>
    <meta:editing-cycles>28</meta:editing-cycles>
    <meta:editing-duration>PT16H27M33S</meta:editing-duration>
    <meta:document-statistic meta:object-count="213"/>
    <meta:user-defined meta:name="Info 1"/>
    <meta:user-defined meta:name="Info 2"/>
    <meta:user-defined meta:name="Info 3"/>
    <meta:user-defined meta:name="Info 4"/>
  </office:meta>
</office:document-meta>
</file>